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pringListener.onSpringAtRest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pringListener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pringListener.onSpringActiv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pringListener.onSpringEndStateChang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